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master-page-name="Standard">
      <loext:graphic-properties draw:fill="solid" draw:fill-color="#ffffff"/>
      <style:paragraph-properties style:page-number="1" fo:background-color="#ffffff" fo:padding="0in" fo:border="none"/>
    </style:style>
    <style:style style:name="T1" style:family="text">
      <style:text-properties fo:color="#202122" fo:font-size="10.5pt" style:font-size-asian="10.5pt" style:font-size-complex="10.5pt" fo:background-color="#ffffff"/>
    </style:style>
    <style:style style:name="T2" style:family="text">
      <style:text-properties fo:color="#141414" fo:font-size="12pt" style:font-size-asian="12pt" style:font-size-complex="12pt" fo:background-color="#fffff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India is the world's largest democracy and, according to UN estimates, its population is expected to overtake China's in 2028 to become the world's most populous nation. As a rising economic powerhouse and nuclear-armed state, India has emerged as an important regional power. But it is also tackling huge, social, economic and environmental problems. Home to some of the world's most ancient surviving civilisations, the Indian subcontinent - from the mountainous Afghan frontier to the jungles of Burma and the coral reefs of the Indian Ocean - is both vast and varied in terms of people, language and cultural tradition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 meta:word-count="100" meta:character-count="624" meta:non-whitespace-character-count="525"/>
    <meta:generator>LibreOfficeDev/6.0.5.2$Linux_X86_64 LibreOffice_project/</meta:generator>
  </office:meta>
</office:document-meta>
</file>